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492e01" officeooo:paragraph-rsid="004d0899"/>
    </style:style>
    <style:style style:name="P11" style:family="paragraph" style:parent-style-name="Standard">
      <style:text-properties officeooo:rsid="004b20a5" officeooo:paragraph-rsid="004d0899"/>
    </style:style>
    <style:style style:name="P12" style:family="paragraph" style:parent-style-name="Standard">
      <style:text-properties officeooo:rsid="007736f0" officeooo:paragraph-rsid="007736f0"/>
    </style:style>
    <style:style style:name="P13" style:family="paragraph" style:parent-style-name="Standard">
      <style:text-properties officeooo:rsid="008899f8" officeooo:paragraph-rsid="008899f8"/>
    </style:style>
    <style:style style:name="P14" style:family="paragraph" style:parent-style-name="Standard">
      <style:text-properties officeooo:rsid="003835f9" officeooo:paragraph-rsid="00a58c39"/>
    </style:style>
    <style:style style:name="P15" style:family="paragraph" style:parent-style-name="Standard">
      <style:text-properties officeooo:rsid="005679a2" officeooo:paragraph-rsid="00a78117"/>
    </style:style>
    <style:style style:name="P16" style:family="paragraph" style:parent-style-name="Heading_20_2">
      <style:text-properties officeooo:rsid="005bdb48" officeooo:paragraph-rsid="005bdb48"/>
    </style:style>
    <style:style style:name="P17" style:family="paragraph" style:parent-style-name="Heading_20_2">
      <style:text-properties officeooo:rsid="00611bfb" officeooo:paragraph-rsid="00611bfb"/>
    </style:style>
    <style:style style:name="P18" style:family="paragraph" style:parent-style-name="Heading_20_3">
      <style:text-properties officeooo:rsid="006c2307" officeooo:paragraph-rsid="006c2307"/>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a939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Redis, Memcached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4">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wenigen Datenbank-Server zu speichern. Mit der Entwicklung der Sozialen-Netzwerke und der zunehmenden Vernetzung von Alltagsgegenständen stieg die erzeugte Datenmenge rapide auf Peta-, Exa-Byte Bereich an. Dies hatte zur Folge, dass sich die Geschäftsdaten mit herkömmlichen Mitteln nicht mehr effektiv Speichern und verarbeiten ließ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text:span></text:p>
      <text:h text:style-name="P18" text:outline-level="3">Entwicklungsmeilensteine</text:h>
      <text:p text:style-name="P7"/>
      <text:p text:style-name="P10">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1">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n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text:s/>NoSql-Systemen begann im Jahr 2005 mit Systemen wie Neo4j, Redis, Cassandra, … <text:s/>und hält bis heute noch an.</text:span></text:p>
      <text:h text:style-name="Heading_20_3" text:outline-level="3"><text:soft-page-break/>Arten</text:h>
      <text:p text:style-name="P7"/>
      <text:p text:style-name="P15">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7"/>
      <text:h text:style-name="P16" text:outline-level="2">Schlüssel-Wert-Systeme</text:h>
      <text:p text:style-name="P7"/>
      <text:p text:style-name="P12">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3">Schlüssel-Wert-System<text:span text:style-name="T14">e</text:span> <text:span text:style-name="T14">lassen sich wie schon erwähnt in Gruppen einteilen. Dabei hat jede Gruppen eine spezifische Eigenschaft. Diese Einteilung ist aber keineswegs fest, sondern ein System kann durchaus auch mehrere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text:span></text:p>
      <text:p text:style-name="P7"/>
      <text:h text:style-name="Heading_20_3" text:outline-level="3">Redis</text:h>
      <text:p text:style-name="P7"/>
      <text:h text:style-name="Heading_20_3" text:outline-level="3">Memcached</text:h>
      <text:p text:style-name="P7"/>
      <text:h text:style-name="Heading_20_3" text:outline-level="3"><text:soft-page-break/>Voldemort</text:h>
      <text:p text:style-name="P6"/>
      <text:h text:style-name="Heading_20_2" text:outline-level="2">Persistenz</text:h>
      <text:p text:style-name="P5"/>
      <text:h text:style-name="Heading_20_3" text:outline-level="3">Redis</text:h>
      <text:p text:style-name="P7"/>
      <text:h text:style-name="Heading_20_3" text:outline-level="3">Memcached</text:h>
      <text:p text:style-name="P7"/>
      <text:h text:style-name="Heading_20_3" text:outline-level="3">Voldemort</text:h>
      <text:p text:style-name="P5"/>
      <text:h text:style-name="P17" text:outline-level="2">Verteilung</text:h>
      <text:p text:style-name="P5"/>
      <text:h text:style-name="Heading_20_3" text:outline-level="3">Redis</text:h>
      <text:p text:style-name="P5"/>
      <text:h text:style-name="Heading_20_3" text:outline-level="3">Memcached</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5T18:20:26.545026644</dc:date>
    <meta:editing-duration>PT15H18M33S</meta:editing-duration>
    <meta:editing-cycles>88</meta:editing-cycles>
    <meta:document-statistic meta:table-count="0" meta:image-count="0" meta:object-count="0" meta:page-count="3" meta:paragraph-count="25" meta:word-count="817" meta:character-count="5931" meta:non-whitespace-character-count="5137"/>
  </office:meta>
</office:document-meta>
</file>